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3cm" fo:min-width="3.03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3465a4" draw:fill-color="#89c765" draw:textarea-horizontal-align="justify" draw:textarea-vertical-align="middle" draw:auto-grow-height="false" fo:min-height="1.262cm" fo:min-width="5.294cm"/>
    </style:style>
    <style:style style:name="gr4" style:family="graphic" style:parent-style-name="standard">
      <style:graphic-properties draw:fill-color="#fff685" draw:textarea-horizontal-align="justify" draw:textarea-vertical-align="middle" draw:auto-grow-height="false" fo:min-height="1.75cm" fo:min-width="6.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89c765"/>
      <style:paragraph-properties fo:text-align="center"/>
    </style:style>
    <style:style style:name="P4" style:family="paragraph">
      <loext:graphic-properties draw:fill-color="#fff68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5cm" svg:height="2.8cm" svg:x="7.6cm" svg:y="1.7cm">
          <text:p text:style-name="P1"><text:s/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1cm" svg:y1="4.4cm" svg:x2="10.2cm" svg:y2="7.4cm">
          <text:p/>
        </draw:line>
        <draw:custom-shape draw:style-name="gr1" draw:text-style-name="P1" draw:layer="layout" svg:width="5cm" svg:height="2.8cm" svg:x="7.6cm" svg:y="19.1cm">
          <text:p text:style-name="P1"><text:s/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9.2cm" svg:height="2.4cm" svg:x="5.6cm" svg:y="7.3cm">
          <text:p text:style-name="P1">Wprowadź (a, b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6.6cm" svg:height="2cm" svg:x="6.7cm" svg:y="10.7cm">
          <text:p text:style-name="P1">suma = a + b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9cm" svg:y1="9.7cm" svg:x2="9.9cm" svg:y2="10.7cm">
          <text:p/>
        </draw:line>
        <draw:custom-shape draw:style-name="gr3" draw:text-style-name="P3" draw:layer="layout" svg:width="9.2cm" svg:height="2.4cm" svg:x="5.7cm" svg:y="13.7cm">
          <text:p text:style-name="P1">Wprowadź (suma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9.9cm" svg:y1="12.7cm" svg:x2="9.9cm" svg:y2="13.7cm">
          <text:p/>
        </draw:line>
        <draw:line draw:style-name="gr2" draw:text-style-name="P2" draw:layer="layout" svg:x1="9.9cm" svg:y1="16.1cm" svg:x2="10cm" svg:y2="19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6T12:10:51.204630584</meta:creation-date>
    <dc:date>2017-09-06T12:19:42.669171992</dc:date>
    <meta:editing-duration>PT8M56S</meta:editing-duration>
    <meta:editing-cycles>1</meta:editing-cycles>
    <meta:document-statistic meta:object-count="9"/>
    <meta:generator>LibreOffice/5.4.0.3$Linux_X86_64 LibreOffice_project/40m0$Build-3</meta:generator>
  </office:meta>
</office:document-meta>
</file>